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David CLM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Heading_20_1">
      <style:paragraph-properties fo:line-height="100%"/>
      <style:text-properties style:use-window-font-color="true" loext:opacity="0%" officeooo:rsid="04af6545" officeooo:paragraph-rsid="04af6545"/>
    </style:style>
    <style:style style:name="P2" style:family="paragraph" style:parent-style-name="Text_20_body">
      <style:paragraph-properties fo:line-height="100%"/>
      <style:text-properties style:use-window-font-color="true" loext:opacity="0%" officeooo:rsid="04af6545" officeooo:paragraph-rsid="06674392"/>
    </style:style>
    <style:style style:name="P3" style:family="paragraph" style:parent-style-name="Text_20_body">
      <style:paragraph-properties fo:line-height="100%"/>
      <style:text-properties style:use-window-font-color="true" loext:opacity="0%" style:font-name="Monospace" fo:font-size="12pt" fo:language="en" fo:country="US" fo:font-style="normal" fo:font-weight="normal" officeooo:rsid="0692965c" officeooo:paragraph-rsid="06674392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P4" style:family="paragraph" style:parent-style-name="Heading_20_2">
      <style:text-properties style:use-window-font-color="true" loext:opacity="0%" officeooo:paragraph-rsid="06853da4"/>
    </style:style>
    <style:style style:name="P5" style:family="paragraph" style:parent-style-name="Text_20_body">
      <style:text-properties style:use-window-font-color="true" loext:opacity="0%" officeooo:paragraph-rsid="06853da4"/>
    </style:style>
    <style:style style:name="P6" style:family="paragraph" style:parent-style-name="Text_20_body" style:list-style-name="L1">
      <style:text-properties style:use-window-font-color="true" loext:opacity="0%" style:font-name="Monospace" officeooo:rsid="06853da4" officeooo:paragraph-rsid="06853da4" style:font-size-asian="10.5pt" style:font-name-complex="David CLM" style:font-weight-complex="normal"/>
    </style:style>
    <style:style style:name="P7" style:family="paragraph" style:parent-style-name="Text_20_body">
      <style:text-properties style:use-window-font-color="true" loext:opacity="0%" style:font-name="Monospace" officeooo:rsid="06853da4" officeooo:paragraph-rsid="06853da4" style:font-size-asian="10.5pt" style:font-name-complex="David CLM" style:font-weight-complex="normal"/>
    </style:style>
    <style:style style:name="P8" style:family="paragraph" style:parent-style-name="Heading_20_2">
      <style:text-properties style:use-window-font-color="true" loext:opacity="0%" style:font-name="Monospace" fo:font-size="12pt" fo:font-style="normal" fo:font-weight="normal" officeooo:rsid="06853da4" officeooo:paragraph-rsid="06ca1f16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P9" style:family="paragraph" style:parent-style-name="Heading_20_2">
      <style:text-properties style:use-window-font-color="true" loext:opacity="0%" style:font-name="Monospace" fo:font-size="12pt" fo:language="en" fo:country="US" fo:font-style="normal" fo:font-weight="normal" officeooo:rsid="06db7798" officeooo:paragraph-rsid="06db7798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P10" style:family="paragraph" style:parent-style-name="Standard">
      <style:paragraph-properties fo:text-align="end" style:justify-single-word="false" style:writing-mode="rl-tb"/>
      <style:text-properties style:use-window-font-color="true" loext:opacity="0%" style:font-name="Monospace" fo:font-size="12pt" fo:language="en" fo:country="US" fo:font-style="normal" fo:font-weight="normal" officeooo:rsid="06e7d559" officeooo:paragraph-rsid="06ce5984" style:font-name-asian="Noto Sans CJK SC Regular" style:font-size-asian="10.5pt" style:font-style-asian="normal" style:font-weight-asian="normal" style:font-name-complex="David CLM" style:font-size-complex="16pt" style:font-style-complex="normal" style:font-weight-complex="normal"/>
    </style:style>
    <style:style style:name="P11" style:family="paragraph" style:parent-style-name="Heading_20_2">
      <style:paragraph-properties fo:text-align="end" style:justify-single-word="false" style:writing-mode="rl-tb"/>
      <style:text-properties style:use-window-font-color="true" loext:opacity="0%" officeooo:rsid="06eee63b" officeooo:paragraph-rsid="06ce5984" style:font-size-asian="12pt"/>
    </style:style>
    <style:style style:name="P12" style:family="paragraph" style:parent-style-name="Heading_20_2">
      <style:text-properties style:use-window-font-color="true" loext:opacity="0%" style:font-name="Monospace" fo:font-size="12pt" fo:language="en" fo:country="US" fo:font-style="normal" fo:font-weight="normal" officeooo:rsid="06bbca92" officeooo:paragraph-rsid="06ca1f16" style:font-name-asian="Noto Sans CJK SC Regular" style:font-size-asian="10.5pt" style:font-style-asian="normal" style:font-weight-asian="normal" style:font-name-complex="David CLM" style:font-size-complex="16pt" style:font-style-complex="normal" style:font-weight-complex="normal"/>
    </style:style>
    <style:style style:name="P13" style:family="paragraph" style:parent-style-name="Heading_20_2">
      <style:text-properties style:use-window-font-color="true" loext:opacity="0%" officeooo:paragraph-rsid="06c841da"/>
    </style:style>
    <style:style style:name="P14" style:family="paragraph" style:parent-style-name="Text_20_body">
      <style:text-properties style:use-window-font-color="true" loext:opacity="0%" officeooo:rsid="06b14e7b" officeooo:paragraph-rsid="06c841da"/>
    </style:style>
    <style:style style:name="P15" style:family="paragraph" style:parent-style-name="Text_20_body">
      <style:text-properties style:use-window-font-color="true" loext:opacity="0%" style:font-name="Monospace" fo:language="en" fo:country="US" officeooo:rsid="06b14e7b" officeooo:paragraph-rsid="06c841da" style:font-size-asian="10.5pt" style:font-name-complex="David CLM" style:font-weight-complex="normal"/>
    </style:style>
    <style:style style:name="P16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Monospace" fo:language="en" fo:country="US" officeooo:rsid="06b14e7b" officeooo:paragraph-rsid="06c841da" style:font-size-asian="10.5pt" style:font-name-complex="David CLM" style:font-weight-complex="normal"/>
    </style:style>
    <style:style style:name="P17" style:family="paragraph" style:parent-style-name="Text_20_body">
      <style:text-properties style:use-window-font-color="true" loext:opacity="0%" officeooo:paragraph-rsid="06c841da"/>
    </style:style>
    <style:style style:name="P18" style:family="paragraph" style:parent-style-name="Text_20_body">
      <style:text-properties style:use-window-font-color="true" loext:opacity="0%" style:font-name="Monospace" fo:font-size="12pt" fo:language="en" fo:country="US" fo:font-style="normal" fo:font-weight="normal" officeooo:rsid="06b30e6b" officeooo:paragraph-rsid="06c1e06a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P19" style:family="paragraph" style:parent-style-name="Standard">
      <style:paragraph-properties fo:text-align="end" style:justify-single-word="false" style:writing-mode="rl-tb"/>
      <style:text-properties style:use-window-font-color="true" loext:opacity="0%" style:font-name="Monospace" fo:language="en" fo:country="US" officeooo:rsid="0692fed4" officeooo:paragraph-rsid="06dc4357" style:font-size-asian="10.5pt" style:font-name-complex="David CLM" style:font-weight-complex="normal"/>
    </style:style>
    <style:style style:name="P20" style:family="paragraph" style:parent-style-name="Heading_20_2">
      <style:text-properties style:use-window-font-color="true" loext:opacity="0%" officeooo:paragraph-rsid="06dc4357"/>
    </style:style>
    <style:style style:name="P21" style:family="paragraph" style:parent-style-name="Standard">
      <style:text-properties style:use-window-font-color="true" loext:opacity="0%" fo:font-style="normal" officeooo:rsid="06de833f" officeooo:paragraph-rsid="06dc4357" style:font-style-asian="normal" style:font-style-complex="normal"/>
    </style:style>
    <style:style style:name="P22" style:family="paragraph" style:parent-style-name="Standard">
      <style:paragraph-properties fo:text-align="start" style:justify-single-word="false" style:writing-mode="lr-tb"/>
      <style:text-properties style:use-window-font-color="true" loext:opacity="0%" fo:font-style="normal" officeooo:rsid="06de833f" officeooo:paragraph-rsid="06dc4357" style:font-style-asian="normal" style:font-style-complex="normal"/>
    </style:style>
    <style:style style:name="P23" style:family="paragraph" style:parent-style-name="Standard">
      <style:paragraph-properties fo:text-align="end" style:justify-single-word="false" style:writing-mode="rl-tb"/>
      <style:text-properties style:use-window-font-color="true" loext:opacity="0%" fo:font-style="normal" officeooo:rsid="06de833f" officeooo:paragraph-rsid="06dc4357" style:font-style-asian="normal" style:font-style-complex="normal"/>
    </style:style>
    <style:style style:name="P24" style:family="paragraph" style:parent-style-name="Standard">
      <style:paragraph-properties fo:text-align="start" style:justify-single-word="false" style:writing-mode="lr-tb"/>
      <style:text-properties style:use-window-font-color="true" loext:opacity="0%" fo:font-size="10pt" fo:font-style="normal" officeooo:rsid="06de833f" officeooo:paragraph-rsid="06dc4357" style:font-size-asian="10pt" style:font-style-asian="normal" style:font-size-complex="10pt" style:font-style-complex="normal"/>
    </style:style>
    <style:style style:name="P25" style:family="paragraph" style:parent-style-name="Standard">
      <style:paragraph-properties fo:text-align="end" style:justify-single-word="false" style:writing-mode="rl-tb"/>
      <style:text-properties style:use-window-font-color="true" loext:opacity="0%" fo:font-size="12pt" fo:font-style="normal" officeooo:rsid="06de833f" officeooo:paragraph-rsid="06dc4357" style:font-size-asian="12pt" style:font-style-asian="normal" style:font-size-complex="12pt" style:font-style-complex="normal"/>
    </style:style>
    <style:style style:name="P26" style:family="paragraph" style:parent-style-name="Standard">
      <style:paragraph-properties fo:text-align="start" style:justify-single-word="false" style:writing-mode="lr-tb"/>
      <style:text-properties style:use-window-font-color="true" loext:opacity="0%" fo:font-size="12pt" fo:font-style="normal" officeooo:rsid="06de833f" officeooo:paragraph-rsid="06dc4357" style:font-size-asian="12pt" style:font-style-asian="normal" style:font-size-complex="12pt" style:font-style-complex="normal"/>
    </style:style>
    <style:style style:name="P27" style:family="paragraph" style:parent-style-name="Standard">
      <style:paragraph-properties fo:text-align="end" style:justify-single-word="false" style:writing-mode="rl-tb"/>
      <style:text-properties style:use-window-font-color="true" loext:opacity="0%" style:font-name="Monospace" fo:font-size="12pt" fo:language="en" fo:country="US" fo:font-style="normal" fo:font-weight="normal" officeooo:rsid="06e7d559" officeooo:paragraph-rsid="06dc4357" style:font-name-asian="Noto Sans CJK SC Regular" style:font-size-asian="10.5pt" style:font-style-asian="normal" style:font-weight-asian="normal" style:font-name-complex="David CLM" style:font-size-complex="16pt" style:font-style-complex="normal" style:font-weight-complex="normal"/>
    </style:style>
    <style:style style:name="P28" style:family="paragraph" style:parent-style-name="Heading_20_2">
      <style:text-properties style:use-window-font-color="true" loext:opacity="0%" officeooo:paragraph-rsid="06c7b297"/>
    </style:style>
    <style:style style:name="P29" style:family="paragraph" style:parent-style-name="Standard">
      <style:text-properties style:use-window-font-color="true" loext:opacity="0%" officeooo:rsid="06a5a2d9" officeooo:paragraph-rsid="06c7b297"/>
    </style:style>
    <style:style style:name="P30" style:family="paragraph" style:parent-style-name="Standard">
      <style:text-properties style:use-window-font-color="true" loext:opacity="0%" officeooo:rsid="06a5a2d9" officeooo:paragraph-rsid="06a5a2d9"/>
    </style:style>
    <style:style style:name="P31" style:family="paragraph" style:parent-style-name="Standard">
      <style:text-properties style:use-window-font-color="true" loext:opacity="0%" officeooo:paragraph-rsid="06a68dc2"/>
    </style:style>
    <style:style style:name="P32" style:family="paragraph" style:parent-style-name="Standard">
      <style:text-properties style:use-window-font-color="true" loext:opacity="0%" style:font-name="Monospace" officeooo:rsid="06a68dc2" officeooo:paragraph-rsid="06a5a2d9" style:font-size-asian="10.5pt" style:font-name-complex="David CLM" style:font-weight-complex="normal"/>
    </style:style>
    <style:style style:name="P33" style:family="paragraph" style:parent-style-name="Standard">
      <style:text-properties style:use-window-font-color="true" loext:opacity="0%" style:font-name="Monospace" officeooo:rsid="06a68dc2" officeooo:paragraph-rsid="06c7b297" style:font-size-asian="10.5pt" style:font-name-complex="David CLM" style:font-weight-complex="normal"/>
    </style:style>
    <style:style style:name="P34" style:family="paragraph" style:parent-style-name="Standard">
      <style:text-properties style:use-window-font-color="true" loext:opacity="0%" style:font-name="Monospace" officeooo:rsid="06a68dc2" officeooo:paragraph-rsid="06a68dc2" style:font-size-asian="10.5pt" style:font-name-complex="David CLM" style:font-weight-complex="normal"/>
    </style:style>
    <style:style style:name="P35" style:family="paragraph" style:parent-style-name="Standard">
      <style:text-properties style:use-window-font-color="true" loext:opacity="0%" officeooo:paragraph-rsid="06c7b297"/>
    </style:style>
    <style:style style:name="P36" style:family="paragraph" style:parent-style-name="Standard">
      <style:text-properties style:use-window-font-color="true" loext:opacity="0%" style:font-name="Monospace" fo:font-size="12pt" fo:language="en" fo:country="US" fo:font-style="normal" fo:font-weight="normal" officeooo:rsid="06e7d559" officeooo:paragraph-rsid="06a8874c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P37" style:family="paragraph" style:parent-style-name="Heading_20_2">
      <style:text-properties style:use-window-font-color="true" loext:opacity="0%" officeooo:paragraph-rsid="06d5e533"/>
    </style:style>
    <style:style style:name="P38" style:family="paragraph" style:parent-style-name="Standard">
      <style:text-properties style:use-window-font-color="true" loext:opacity="0%" officeooo:rsid="06e2fa61" officeooo:paragraph-rsid="06d5e533"/>
    </style:style>
    <style:style style:name="P39" style:family="paragraph" style:parent-style-name="Standard">
      <style:text-properties style:use-window-font-color="true" loext:opacity="0%" officeooo:paragraph-rsid="06d5e533"/>
    </style:style>
    <style:style style:name="P40" style:family="paragraph" style:parent-style-name="Standard">
      <style:text-properties style:use-window-font-color="true" loext:opacity="0%" style:font-name="Monospace" fo:font-size="12pt" fo:font-style="italic" fo:font-weight="normal" officeooo:rsid="06d3243a" officeooo:paragraph-rsid="06d5e533" style:font-name-asian="Noto Sans CJK SC Regular" style:font-size-asian="10.5pt" style:font-style-asian="italic" style:font-weight-asian="normal" style:font-name-complex="David CLM" style:font-size-complex="16pt" style:font-style-complex="italic" style:font-weight-complex="normal"/>
    </style:style>
    <style:style style:name="P41" style:family="paragraph" style:parent-style-name="Standard">
      <style:paragraph-properties fo:text-align="end" style:justify-single-word="false" style:writing-mode="rl-tb"/>
      <style:text-properties style:use-window-font-color="true" loext:opacity="0%" fo:font-size="12pt" fo:font-style="normal" officeooo:rsid="06eee63b" officeooo:paragraph-rsid="06d5e533" style:font-size-asian="12pt" style:font-style-asian="normal" style:font-size-complex="12pt" style:font-style-complex="normal"/>
    </style:style>
    <style:style style:name="P42" style:family="paragraph" style:parent-style-name="Standard">
      <style:paragraph-properties fo:text-align="end" style:justify-single-word="false" style:writing-mode="rl-tb"/>
      <style:text-properties style:use-window-font-color="true" loext:opacity="0%" officeooo:rsid="06eee63b" officeooo:paragraph-rsid="06d5e533" style:font-size-asian="12pt"/>
    </style:style>
    <style:style style:name="P43" style:family="paragraph" style:parent-style-name="Standard">
      <style:paragraph-properties fo:text-align="end" style:justify-single-word="false" style:writing-mode="rl-tb"/>
      <style:text-properties style:use-window-font-color="true" loext:opacity="0%" fo:font-size="12pt" fo:font-style="normal" officeooo:rsid="06e2fa61" officeooo:paragraph-rsid="06d5e533" style:font-size-asian="12pt" style:font-style-asian="normal" style:font-size-complex="12pt" style:font-style-complex="normal"/>
    </style:style>
    <style:style style:name="P44" style:family="paragraph" style:parent-style-name="Heading_20_2">
      <style:text-properties style:use-window-font-color="true" loext:opacity="0%" officeooo:rsid="06cb5f31" officeooo:paragraph-rsid="06d90b46" style:font-size-asian="12pt"/>
    </style:style>
    <style:style style:name="P45" style:family="paragraph" style:parent-style-name="Text_20_body">
      <style:paragraph-properties fo:text-align="end" style:justify-single-word="false" style:writing-mode="rl-tb"/>
      <style:text-properties style:use-window-font-color="true" loext:opacity="0%" officeooo:rsid="06cb5f31" officeooo:paragraph-rsid="06d90b46" style:font-size-asian="12pt"/>
    </style:style>
    <style:style style:name="P46" style:family="paragraph" style:parent-style-name="Text_20_body">
      <style:paragraph-properties fo:text-align="end" style:justify-single-word="false" style:writing-mode="rl-tb"/>
      <style:text-properties style:use-window-font-color="true" loext:opacity="0%" style:font-name="Monospace" fo:font-size="12pt" fo:language="en" fo:country="US" fo:font-style="normal" fo:font-weight="normal" officeooo:rsid="06cb5f31" officeooo:paragraph-rsid="06d94817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P47" style:family="paragraph" style:parent-style-name="Heading_20_2">
      <style:paragraph-properties fo:text-align="end" style:justify-single-word="false" style:writing-mode="rl-tb"/>
      <style:text-properties style:use-window-font-color="true" loext:opacity="0%" style:font-name="Monospace" fo:font-size="12pt" fo:font-style="normal" fo:font-weight="normal" officeooo:rsid="06853da4" officeooo:paragraph-rsid="06d94817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58fae3"/>
    </style:style>
    <style:style style:name="T4" style:family="text">
      <style:text-properties style:font-name="Monospace" fo:font-size="12pt" fo:font-style="normal" fo:font-weight="normal" officeooo:rsid="06853da4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5" style:family="text">
      <style:text-properties style:font-name="Monospace" officeooo:rsid="068311cf" style:font-size-asian="10.5pt" style:font-name-complex="David CLM" style:font-weight-complex="normal"/>
    </style:style>
    <style:style style:name="T6" style:family="text">
      <style:text-properties style:font-name="Monospace" officeooo:rsid="06853da4" style:font-size-asian="10.5pt" style:font-name-complex="David CLM" style:font-weight-complex="normal"/>
    </style:style>
    <style:style style:name="T7" style:family="text">
      <style:text-properties style:font-name="Monospace" officeooo:rsid="069e9e2a" style:font-size-asian="10.5pt" style:font-name-complex="David CLM" style:font-weight-complex="normal"/>
    </style:style>
    <style:style style:name="T8" style:family="text">
      <style:text-properties style:font-name="Monospace" fo:font-size="12pt" fo:font-style="normal" fo:font-weight="normal" officeooo:rsid="069bde80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9" style:family="text">
      <style:text-properties style:font-name="Monospace" fo:font-size="12pt" fo:language="en" fo:country="US" fo:font-style="normal" fo:font-weight="normal" officeooo:rsid="06b14e7b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0" style:family="text">
      <style:text-properties style:font-name="Monospace" style:font-size-asian="10.5pt" style:font-name-complex="David CLM" style:font-weight-complex="normal"/>
    </style:style>
    <style:style style:name="T11" style:family="text">
      <style:text-properties style:font-name="Monospace" fo:language="en" fo:country="US" style:font-size-asian="10.5pt" style:font-name-complex="David CLM" style:font-weight-complex="normal"/>
    </style:style>
    <style:style style:name="T12" style:family="text">
      <style:text-properties style:font-name="Monospace" officeooo:rsid="06b14e7b" style:font-size-asian="10.5pt" style:font-name-complex="David CLM" style:font-weight-complex="normal"/>
    </style:style>
    <style:style style:name="T13" style:family="text">
      <style:text-properties style:font-name="Monospace" fo:language="en" fo:country="US" officeooo:rsid="06b14e7b" style:font-size-asian="10.5pt" style:font-name-complex="David CLM" style:font-weight-complex="normal"/>
    </style:style>
    <style:style style:name="T14" style:family="text">
      <style:text-properties style:font-name="Monospace" officeooo:rsid="06bab3c0" style:font-size-asian="10.5pt" style:font-name-complex="David CLM" style:font-weight-complex="normal"/>
    </style:style>
    <style:style style:name="T15" style:family="text">
      <style:text-properties officeooo:rsid="06bab3c0" style:font-size-asian="10.5pt" style:font-name-complex="David CLM"/>
    </style:style>
    <style:style style:name="T16" style:family="text">
      <style:text-properties officeooo:rsid="06bbca92" style:font-size-asian="10.5pt" style:font-name-complex="David CLM"/>
    </style:style>
    <style:style style:name="T17" style:family="text">
      <style:text-properties officeooo:rsid="06bfe60e" style:font-size-asian="10.5pt" style:font-name-complex="David CLM"/>
    </style:style>
    <style:style style:name="T18" style:family="text">
      <style:text-properties officeooo:rsid="06de833f"/>
    </style:style>
    <style:style style:name="T19" style:family="text">
      <style:text-properties style:font-name="Monospace" fo:font-size="12pt" fo:font-style="normal" fo:font-weight="normal" officeooo:rsid="06f1ece3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20" style:family="text">
      <style:text-properties style:font-name="Monospace" fo:font-size="12pt" fo:font-style="normal" fo:font-weight="normal" officeooo:rsid="06de833f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21" style:family="text">
      <style:text-properties officeooo:rsid="06d145bd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officeooo:rsid="06e06b5a" style:font-size-asian="12pt" style:font-size-complex="12pt"/>
    </style:style>
    <style:style style:name="T24" style:family="text">
      <style:text-properties style:font-name="Monospace" fo:font-size="12pt" fo:font-style="normal" fo:font-weight="normal" officeooo:rsid="06b8fe2e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25" style:family="text">
      <style:text-properties style:font-name="Monospace" fo:font-size="12pt" fo:font-style="normal" fo:font-weight="normal" officeooo:rsid="06d145bd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26" style:family="text">
      <style:text-properties fo:font-style="italic" officeooo:rsid="06d145bd" style:font-style-asian="italic" style:font-style-complex="italic"/>
    </style:style>
    <style:style style:name="T27" style:family="text">
      <style:text-properties style:font-name="Monospace" officeooo:rsid="06d3243a" style:font-size-asian="10.5pt" style:font-name-complex="David CLM" style:font-weight-complex="normal"/>
    </style:style>
    <style:style style:name="T28" style:family="text">
      <style:text-properties style:font-name="Monospace" fo:font-style="italic" officeooo:rsid="06d3243a" style:font-size-asian="10.5pt" style:font-style-asian="italic" style:font-name-complex="David CLM" style:font-style-complex="italic" style:font-weight-complex="normal"/>
    </style:style>
    <style:style style:name="T29" style:family="text">
      <style:text-properties officeooo:rsid="06a5a2d9"/>
    </style:style>
    <style:style style:name="T30" style:family="text">
      <style:text-properties style:font-name="Monospace" officeooo:rsid="06a68dc2" style:font-size-asian="10.5pt" style:font-name-complex="David CLM" style:font-weight-complex="normal"/>
    </style:style>
    <style:style style:name="T31" style:family="text">
      <style:text-properties style:font-name="Monospace" officeooo:rsid="06c7b297" style:font-size-asian="10.5pt" style:font-name-complex="David CLM" style:font-weight-complex="normal"/>
    </style:style>
    <style:style style:name="T32" style:family="text">
      <style:text-properties style:font-name="Monospace" officeooo:rsid="06a5a2d9" style:font-size-asian="10.5pt" style:font-name-complex="David CLM" style:font-weight-complex="normal"/>
    </style:style>
    <style:style style:name="T33" style:family="text">
      <style:text-properties officeooo:rsid="06c7b297"/>
    </style:style>
    <style:style style:name="T34" style:family="text">
      <style:text-properties officeooo:rsid="06a68dc2"/>
    </style:style>
    <style:style style:name="T35" style:family="text">
      <style:text-properties style:font-name="Monospace" officeooo:rsid="06aa3238" style:font-size-asian="10.5pt" style:font-name-complex="David CLM" style:font-weight-complex="normal"/>
    </style:style>
    <style:style style:name="T36" style:family="text">
      <style:text-properties style:font-name="Monospace" officeooo:rsid="06a73348" style:font-size-asian="10.5pt" style:font-name-complex="David CLM" style:font-weight-complex="normal"/>
    </style:style>
    <style:style style:name="T37" style:family="text">
      <style:text-properties style:font-name="Monospace" fo:font-size="12pt" fo:font-style="normal" fo:font-weight="normal" officeooo:rsid="07151935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38" style:family="text">
      <style:text-properties style:font-name="Monospace" fo:font-size="12pt" fo:font-style="normal" fo:font-weight="normal" officeooo:rsid="06e2fa61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officeooo:rsid="06e2fa61"/>
    </style:style>
    <style:style style:name="T41" style:family="text">
      <style:text-properties style:font-name="Monospace" officeooo:rsid="0710ba64" style:font-size-asian="10.5pt" style:font-name-complex="David CLM" style:font-weight-complex="normal"/>
    </style:style>
    <style:style style:name="T42" style:family="text">
      <style:text-properties style:font-name="Monospace" officeooo:rsid="070ef600" style:font-size-asian="10.5pt" style:font-name-complex="David CLM" style:font-weight-complex="normal"/>
    </style:style>
    <style:style style:name="T43" style:family="text">
      <style:text-properties style:font-name="Monospace" fo:language="en" fo:country="US" officeooo:rsid="070ef600" style:font-size-asian="10.5pt" style:font-name-complex="David CLM" style:font-weight-complex="normal"/>
    </style:style>
    <style:style style:name="T44" style:family="text">
      <style:text-properties fo:font-size="12pt" fo:font-style="normal" officeooo:rsid="06ef36a0" style:font-style-asian="normal" style:font-size-complex="12pt" style:font-style-complex="normal"/>
    </style:style>
    <style:style style:name="T45" style:family="text">
      <style:text-properties fo:font-size="12pt" fo:font-style="normal" style:font-style-asian="normal" style:font-size-complex="12pt" style:font-style-complex="normal"/>
    </style:style>
    <style:style style:name="T46" style:family="text">
      <style:text-properties fo:font-size="12pt" fo:font-style="normal" officeooo:rsid="0710ba64" style:font-style-asian="normal" style:font-size-complex="12pt" style:font-style-complex="normal"/>
    </style:style>
    <style:style style:name="T47" style:family="text">
      <style:text-properties fo:font-size="12pt" fo:font-style="normal" fo:font-weight="bold" officeooo:rsid="0710ba64" style:font-style-asian="normal" style:font-weight-asian="bold" style:font-size-complex="12pt" style:font-style-complex="normal" style:font-weight-complex="bold"/>
    </style:style>
    <style:style style:name="T48" style:family="text">
      <style:text-properties fo:font-size="12pt" fo:language="en" fo:country="US" fo:font-style="normal" officeooo:rsid="0710ba64" style:font-style-asian="normal" style:font-size-complex="12pt" style:font-style-complex="normal"/>
    </style:style>
    <style:style style:name="T49" style:family="text">
      <style:text-properties fo:font-size="12pt" fo:font-style="normal" officeooo:rsid="06e2fa61" style:font-style-asian="normal" style:font-size-complex="12pt" style:font-style-complex="normal"/>
    </style:style>
    <style:style style:name="T50" style:family="text">
      <style:text-properties style:font-name="Monospace" fo:font-size="12pt" fo:language="en" fo:country="US" fo:font-style="normal" fo:font-weight="normal" officeooo:rsid="06f8bf34" style:font-name-asian="Noto Sans CJK SC Regular" style:font-size-asian="10.5pt" style:font-style-asian="normal" style:font-weight-asian="normal" style:font-name-complex="David CLM" style:font-size-complex="16pt" style:font-style-complex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מטלה</text:span> <text:span text:style-name="T2">- חלוקת חפצים בדידים</text:span></text:h>
      <text:p text:style-name="P2">יש לענות על שאלה אחת לבחירתכם. <text:s/><text:span text:style-name="T3">שאלות המסומנות בכוכבית (*) מזכות בניקוד כפול.</text:span></text:p>
      <text:p text:style-name="P3"/>
      <text:p text:style-name="P4">* שאלה <text:span text:style-name="T4">2</text:span>: <text:span text:style-name="T4">חלוקת המושבים בכנסת</text:span></text:p>
      <text:p text:style-name="P5"><text:span text:style-name="T5">מ</text:span><text:span text:style-name="T6">צאו באינטרנט את תוצאות הבחירות האחרונות לכנסת. הפעילו את </text:span><text:span text:style-name="T7">שיטות אדאמס, וובסטר וג’פרסון </text:span><text:span text:style-name="T6">על תוצאות הבחירות לכנסת, בשני מצבים:</text:span></text:p>
      <text:list text:style-name="L1">
        <text:list-item>
          <text:p text:style-name="P6">א. בלי אחוז חסימה;</text:p>
        </text:list-item>
        <text:list-item>
          <text:p text:style-name="P6">ב. עם אחוז החסימה הנוכחי.</text:p>
        </text:list-item>
      </text:list>
      <text:p text:style-name="P7">השוו את התוצאות להרכב הכנסת כיום. אילו מפלגות היו מפסידות ואילו מפלגות היו מרוויחות מהשינוי?</text:p>
      <text:p text:style-name="P8"/>
      <text:p text:style-name="P9"/>
      <text:p text:style-name="P10"/>
      <text:p text:style-name="P11"/>
      <text:p text:style-name="P12"/>
      <text:p text:style-name="P13">* שאלה <text:span text:style-name="T8">3</text:span>: <text:span text:style-name="T9">איזו שיטה טובה יותר למפלגות קטנות?</text:span></text:p>
      <text:p text:style-name="P14"><text:span text:style-name="T5">נ</text:span><text:span text:style-name="T10">תונות שתי שיטות-מחלק עם פוקנציות-מחלק </text:span><text:span text:style-name="T11">f, g. </text:span></text:p>
      <text:p text:style-name="P15">נתון, שלכל a, b כאשר a&lt;b, מתקיים:</text:p>
      <text:p text:style-name="P16">f(a)/f(b) &lt; g(a)/g(b).</text:p>
      <text:p text:style-name="P17"><text:span text:style-name="T5">ה</text:span><text:span text:style-name="T12">וכיחו, ששיטה </text:span><text:span text:style-name="T13">f</text:span><text:span text:style-name="T12"> טובה למפלגות קטנות </text:span><text:span text:style-name="T14">לפחות כמו </text:span><text:span text:style-name="T12">שיטה </text:span><text:span text:style-name="T13">g.</text:span></text:p>
      <text:p text:style-name="P17"><text:span text:style-name="T15">(כלומר: אם מפלגה א קטנה יותר ממפלגה ב, אז </text:span><text:span text:style-name="T16">בחלוקת מספר מושבים קבוע בין מפלגה א למפלגה ב, מפלגה א תקבל </text:span><text:span text:style-name="T17">בשיטה f </text:span><text:span text:style-name="T16">לפחות אותו מספר מושבים </text:span><text:span text:style-name="T17">כמו שהיתה מקבלת בשיטה g</text:span><text:span text:style-name="T16">).</text:span></text:p>
      <text:p text:style-name="P18"/>
      <text:p text:style-name="P19"/>
      <text:p text:style-name="P20"><text:span text:style-name="T18">* </text:span>שאלה <text:span text:style-name="T19">2</text:span>: <text:span text:style-name="T20">אלגוריתם הסבב המשוקלל - תיכנות</text:span></text:p>
      <text:p text:style-name="P21"><text:span text:style-name="T21">כ</text:span>תבו פונקציה בשפת פייתון, המריצה את אלגוריתם הסבב המשוקלל. כותרת הפונקציה:</text:p>
      <text:p text:style-name="P22">def weighted_round_robin(</text:p>
      <text:p text:style-name="P22"><text:s text:c="3"/>rights: list[float], </text:p>
      <text:p text:style-name="P22"><text:s text:c="3"/>valuations: list[list[float]], </text:p>
      <text:p text:style-name="P22"><text:s text:c="3"/>y: float)</text:p>
      <text:p text:style-name="P23">כאשר: rights היא רשימת הזכויות של כל שחקן, valuations היא מטריצת הערכים, ו-y הוא המספר הנמצא בפונקציה f(s)=s+y.</text:p>
      <text:p text:style-name="P23">דוגמה לקלט:</text:p>
      <text:p text:style-name="P24"><text:soft-page-break/>weighted_round_robin(</text:p>
      <text:p text:style-name="P24"><text:s/>rights=[1,2,4],</text:p>
      <text:p text:style-name="P24"><text:s/>valuations=[[11,11,22,33,44], [11,22,44,55,66], [11,33,22,11,66]],</text:p>
      <text:p text:style-name="P24"><text:s/>y=0.5)</text:p>
      <text:p text:style-name="P23">הקלט מתאר בעיית חלוקה של חמישה חפצים בין שלושה שחקנים. הזכויות של השחקנים הן: השחקן הראשון – 1, השני – 2, השלישי – 4. ערכי השחקנים הם: השחקן <text:span text:style-name="T22">הראשון – [11,11,22,33,44], וכו’.</text:span></text:p>
      <text:p text:style-name="P25"/>
      <text:p text:style-name="P25">הפונקציה צריכה לכתוב את תהליך החלוקה, לדוגמה:</text:p>
      <text:p text:style-name="P26">player 0 takes item 3 with value 33</text:p>
      <text:p text:style-name="P26">player 1 takes item 0 with value 11</text:p>
      <text:p text:style-name="P25">וכו’.</text:p>
      <text:p text:style-name="P25"/>
      <text:p text:style-name="P23"><text:span text:style-name="T22">יש להגיש קוד בגיטהאב + בדיקות. </text:span><text:span text:style-name="T23">בבדיקות, התייחסו גם למקרים הפרטיים של (א) חפצים זהים וזכויות שוות, (ב) חפצים שונים וזכויות שוות, (ג) חפצים זהים וזכויות שונות.</text:span></text:p>
      <text:p text:style-name="P27"/>
      <text:p text:style-name="P28">* שאלה <text:span text:style-name="T24">5</text:span>: <text:span text:style-name="T25">מיכסה עליונה ותחתונה</text:span></text:p>
      <text:p text:style-name="P29"><text:span text:style-name="T26">המיכסה העליונה </text:span>של מפלגה <text:span text:style-name="T27">היא</text:span> מספר המושבים המגיע לה מעוגל כלפי מעלה; <text:span text:style-name="T28">המיכסה התחתונה </text:span>של מפלגה <text:span text:style-name="T27">היא </text:span>מספר המושבים המגיע לה מעוגל כלפי מטה.</text:p>
      <text:p text:style-name="P30"/>
      <text:p text:style-name="P31"><text:span text:style-name="T29">א. הראו דוגמה שבה שיטת ג’פרסון נותנת למפלגה מסויימת </text:span><text:span text:style-name="T30">מעל </text:span><text:span text:style-name="T31">המיכסה העליונה</text:span><text:span text:style-name="T30"> שלה </text:span><text:span text:style-name="T32">(</text:span><text:span text:style-name="T30">דרושות</text:span><text:span text:style-name="T32"> שלוש מפלגות לפחות)</text:span><text:span text:style-name="T30">.</text:span></text:p>
      <text:p text:style-name="P32"/>
      <text:p text:style-name="P33">ב. הוכיחו שזה לא יכול לקרות עם שיטת אדאמס – כל מפלגה מקבלת לכל היותר את <text:span text:style-name="T33">המיכסה העליונה</text:span> שלה.</text:p>
      <text:p text:style-name="P34"/>
      <text:p text:style-name="P31"><text:span text:style-name="T34">ג</text:span><text:span text:style-name="T29">. הראו דוגמה שבה שיטת </text:span><text:span text:style-name="T30">אדאמס</text:span><text:span text:style-name="T29"> נותנת למפלגה מסויימת </text:span><text:span text:style-name="T30">מתחת </text:span><text:span text:style-name="T31">למיכסה התחתונה</text:span><text:span text:style-name="T30"> שלה </text:span><text:span text:style-name="T32">(</text:span><text:span text:style-name="T30">דרושות</text:span><text:span text:style-name="T32"> שלוש מפלגות לפחות)</text:span><text:span text:style-name="T30">.</text:span></text:p>
      <text:p text:style-name="P34"/>
      <text:p text:style-name="P35"><text:span text:style-name="T35">ד</text:span><text:span text:style-name="T30">. הוכיחו שזה לא יכול לקרות עם שיטת </text:span><text:span text:style-name="T32">ג’פרסון</text:span><text:span text:style-name="T30"> – כל מפלגה מקבלת </text:span><text:span text:style-name="T36">לפחות</text:span><text:span text:style-name="T30"> את </text:span><text:span text:style-name="T31">המיכסה התחתונה</text:span><text:span text:style-name="T36"> שלה</text:span><text:span text:style-name="T30">.</text:span></text:p>
      <text:p text:style-name="P36"/>
      <text:p text:style-name="P37">שאלה <text:span text:style-name="T37">5</text:span>: <text:span text:style-name="T38">חלוקה כמעט-ללא-קנאה עבור תורנויות</text:span></text:p>
      <text:p text:style-name="P38"><text:span text:style-name="T39">תורנויות </text:span>הן חפצים עם ערך שלילי. </text:p>
      <text:p text:style-name="P38"/>
      <text:p text:style-name="P38">א. הגדירו גירסה של EF1 המתאימה לתורנויות; הסבירו מה שיניתם ומדוע.</text:p>
      <text:p text:style-name="P38"/>
      <text:p text:style-name="P39"><text:span text:style-name="T40">ב. </text:span><text:span text:style-name="T41">הוכיחו ש</text:span><text:span text:style-name="T42">אלגוריתם </text:span><text:span text:style-name="T41">הסבב </text:span><text:span text:style-name="T42">מחזיר חלוקה </text:span><text:span text:style-name="T43">EF1 של תורנויות.</text:span></text:p>
      <text:p text:style-name="P40"/>
      <text:p text:style-name="P41">ג. <text:span text:style-name="T40">הגדירו גירסה של EF1 המתאימה </text:span>לשילוב של חפצים ותורנויות (- חפצים עם ערכים חיוביים או שליליים); <text:span text:style-name="T40">הסבירו מה שיניתם ומדוע.</text:span></text:p>
      <text:p text:style-name="P41"/>
      <text:p text:style-name="P42"><text:span text:style-name="T44">* </text:span><text:span text:style-name="T45">ד. </text:span><text:span text:style-name="T46">הראו דוגמה עם חפצים ותורנויות, שבה אלגוריתם הסבב </text:span><text:span text:style-name="T47">לא </text:span><text:span text:style-name="T46">מחזיר חלוקה </text:span><text:span text:style-name="T48">EF1. </text:span><text:span text:style-name="T49">תארו אלגוריתם </text:span><text:span text:style-name="T46">אחר </text:span><text:span text:style-name="T49">המחזיר חלוקה EF1 של </text:span><text:span text:style-name="T45">שילוב חפצים ותורנויות</text:span><text:span text:style-name="T49">; הוכיחו את תשובתכם.</text:span></text:p>
      <text:p text:style-name="P43"/>
      <text:p text:style-name="P44"><text:span text:style-name="T50"/></text:p>
      <text:p text:style-name="P45"><text:span text:style-name="T50"/></text:p>
      <text:p text:style-name="P46"><text:soft-page-break/></text:p>
      <text:p text:style-name="P47"><text:span text:style-name="T50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David CLM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2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chapter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chapter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chapter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1-04T18:18:28.350895855</meta:creation-date>
    <meta:generator>LibreOffice/25.2.2.2$Windows_X86_64 LibreOffice_project/7370d4be9e3cf6031a51beef54ff3bda878e3fac</meta:generator>
    <dc:date>2025-04-20T21:21:14.145249000</dc:date>
    <meta:editing-duration>P12DT2H16M51S</meta:editing-duration>
    <meta:editing-cycles>1574</meta:editing-cycles>
    <meta:document-statistic meta:table-count="0" meta:image-count="0" meta:object-count="0" meta:page-count="3" meta:paragraph-count="45" meta:word-count="455" meta:character-count="2666" meta:non-whitespace-character-count="2235"/>
  </office:meta>
</office:document-meta>
</file>